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.9cm" svg:height="2.55cm" svg:x="0.5cm" svg:y="0.4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4.9cm" svg:height="2.8cm" svg:x="0.5cm" svg:y="4.3cm">
            <text:p text:style-name="P2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2.8cm" svg:height="1cm" svg:x="1.8cm" svg:y="4.9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.5cm" svg:y="5.2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8cm" svg:height="1cm" svg:x="1.2cm" svg:y="5.5cm">
            <text:p text:style-name="P2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2" draw:text-style-name="P1" draw:layer="layout" svg:x1="0.5cm" svg:y1="3.7cm" svg:x2="2.5cm" svg:y2="3.7cm">
          <text:p text:style-name="P2"/>
        </draw:line>
        <draw:frame draw:style-name="gr3" draw:layer="layout" svg:width="0.938cm" svg:height="1.895cm" svg:x="1.481cm" svg:y="0.778cm">
          <draw:text-box>
            <text:p text:style-name="P2">P1</text:p>
            <text:p text:style-name="P2">P2</text:p>
            <text:p text:style-name="P2"><text:s/>:</text:p>
            <text:p text:style-name="P2">Pn</text:p>
          </draw:text-box>
        </draw:frame>
        <draw:frame draw:style-name="gr3" draw:layer="layout" svg:width="10.031cm" svg:height="0.662cm" svg:x="3.8cm" svg:y="1.338cm">
          <draw:text-box>
            <text:p text:style-name="P2">Procesos P1, P2, ..., Pn corriendo en una computadora</text:p>
          </draw:text-box>
        </draw:frame>
        <draw:frame draw:style-name="gr3" draw:layer="layout" svg:width="3.381cm" svg:height="0.662cm" svg:x="2.9cm" svg:y="3.338cm">
          <draw:text-box>
            <text:p text:style-name="P2">Conexión de red</text:p>
          </draw:text-box>
        </draw:frame>
        <draw:frame draw:style-name="gr3" draw:layer="layout" svg:width="5.29cm" svg:height="0.662cm" svg:x="5.684cm" svg:y="5.3cm">
          <draw:text-box>
            <text:p text:style-name="P2">Conjunto de computadora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7-08-21T16:07:57</meta:creation-date>
    <dc:date>2007-08-21T19:50:03</dc:date>
    <dc:language>es-AR</dc:language>
    <meta:editing-cycles>20</meta:editing-cycles>
    <meta:editing-duration>PT1H36M19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